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016cm" svg:height="1.016cm" svg:x="10.92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89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87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85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84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82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016cm" svg:height="1.016cm" svg:x="3.81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39cm" svg:height="0.645cm" svg:x="1.217cm" svg:y="0.625cm">
          <draw:text-box>
            <text:p><text:span text:style-name="T1">max_so_far</text:span></text:p>
          </draw:text-box>
        </draw:frame>
        <draw:frame draw:style-name="gr2" draw:text-style-name="P2" xml:id="id1" draw:id="id1" draw:layer="layout" svg:width="3.309cm" svg:height="0.645cm" svg:x="1.217cm" svg:y="1.016cm">
          <draw:text-box>
            <text:p><text:span text:style-name="T1">max_ending_here</text:span></text:p>
          </draw:text-box>
        </draw:frame>
        <draw:frame draw:style-name="gr2" draw:text-style-name="P2" xml:id="id3" draw:id="id3" draw:layer="layout" svg:width="3.207cm" svg:height="0.645cm" svg:x="1.217cm" svg:y="1.487cm">
          <draw:text-box>
            <text:p><text:span text:style-name="T1">min_ending_here</text:span></text:p>
          </draw:text-box>
        </draw:frame>
        <draw:connector draw:style-name="gr3" draw:text-style-name="P3" draw:layer="layout" svg:x1="4.526cm" svg:y1="1.338cm" svg:x2="4.318cm" svg:y2="2.794cm" draw:start-shape="id1" draw:start-glue-point="1" draw:end-shape="id2" draw:end-glue-point="0" svg:d="M4526 1338h500v889h-708v567" svg:viewBox="0 0 709 1457">
          <text:p/>
        </draw:connector>
        <draw:connector draw:style-name="gr3" draw:text-style-name="P3" draw:layer="layout" svg:x1="4.424cm" svg:y1="1.809cm" svg:x2="4.318cm" svg:y2="2.794cm" draw:start-shape="id3" draw:start-glue-point="1" draw:end-shape="id2" draw:end-glue-point="0" svg:d="M4424 1809h903v-822h-1009v1807" svg:viewBox="0 0 1010 1808">
          <text:p/>
        </draw:connector>
        <draw:frame draw:style-name="gr2" draw:text-style-name="P2" draw:layer="layout" svg:width="6.441cm" svg:height="3.797cm" svg:x="1.016cm" svg:y="4.064cm">
          <draw:text-box>
            <text:p><text:span text:style-name="T1">Initially:</text:span></text:p>
            <text:p><text:span text:style-name="T1">max_so_far = 0;</text:span></text:p>
            <text:p><text:span text:style-name="T1">max_ending_here = <text:s/>a[0] &gt; 0 ? a[0] : 1</text:span></text:p>
            <text:p><text:span text:style-name="T1">min_ending_here = a[0] &lt; 0 ? a[0] : -1</text:span></text:p>
            <text:p><text:span text:style-name="T1"/></text:p>
            <text:p><text:span text:style-name="T1">For every element:</text:span></text:p>
            <text:p><text:span text:style-name="T1">If (a[i] &gt; 0) {</text:span></text:p>
            <text:p><text:span text:style-name="T1"/></text:p>
            <text:p><text:span text:style-name="T1">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4:02:04.228528054</meta:creation-date>
    <dc:date>2021-10-17T16:15:08.203345135</dc:date>
    <meta:editing-duration>PT23H16M11S</meta:editing-duration>
    <meta:editing-cycles>1</meta:editing-cycles>
    <meta:document-statistic meta:object-count="37"/>
    <meta:generator>LibreOffice/6.4.7.2$Linux_X86_64 LibreOffice_project/40$Build-2</meta:generator>
  </office:meta>
</office:document-meta>
</file>